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66f9d"/>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text-properties officeooo:paragraph-rsid="00482298"/>
    </style:style>
    <style:style style:name="P6" style:family="paragraph" style:parent-style-name="Text_20_body" style:list-style-name="L1">
      <style:paragraph-properties>
        <style:tab-stops>
          <style:tab-stop style:position="13.097cm"/>
        </style:tab-stops>
      </style:paragraph-properties>
      <style:text-properties officeooo:rsid="001a517e" officeooo:paragraph-rsid="001a517e"/>
    </style:style>
    <style:style style:name="P7" style:family="paragraph" style:parent-style-name="Text_20_body" style:list-style-name="L2">
      <style:text-properties officeooo:rsid="002c9365" officeooo:paragraph-rsid="002c9365"/>
    </style:style>
    <style:style style:name="P8" style:family="paragraph" style:parent-style-name="Text_20_body" style:list-style-name="L2">
      <style:text-properties officeooo:rsid="00393a23" officeooo:paragraph-rsid="00393a23"/>
    </style:style>
    <style:style style:name="P9" style:family="paragraph" style:parent-style-name="Text_20_body" style:list-style-name="L3">
      <style:text-properties officeooo:rsid="003fc151" officeooo:paragraph-rsid="003fc151"/>
    </style:style>
    <style:style style:name="T1" style:family="text">
      <style:text-properties officeooo:rsid="00089c46"/>
    </style:style>
    <style:style style:name="T2" style:family="text">
      <style:text-properties officeooo:rsid="00166f9d"/>
    </style:style>
    <style:style style:name="T3" style:family="text">
      <style:text-properties officeooo:rsid="0017bd8c"/>
    </style:style>
    <style:style style:name="T4" style:family="text">
      <style:text-properties officeooo:rsid="001cb434"/>
    </style:style>
    <style:style style:name="T5" style:family="text">
      <style:text-properties officeooo:rsid="001f7fdf"/>
    </style:style>
    <style:style style:name="T6" style:family="text">
      <style:text-properties officeooo:rsid="00213f4a"/>
    </style:style>
    <style:style style:name="T7" style:family="text">
      <style:text-properties officeooo:rsid="002cc09f"/>
    </style:style>
    <style:style style:name="T8" style:family="text">
      <style:text-properties officeooo:rsid="002e00c8"/>
    </style:style>
    <style:style style:name="T9" style:family="text">
      <style:text-properties officeooo:rsid="002f420a"/>
    </style:style>
    <style:style style:name="T10" style:family="text">
      <style:text-properties officeooo:rsid="002f5b6e"/>
    </style:style>
    <style:style style:name="T11" style:family="text">
      <style:text-properties officeooo:rsid="00320eeb"/>
    </style:style>
    <style:style style:name="T12" style:family="text">
      <style:text-properties officeooo:rsid="00364a96"/>
    </style:style>
    <style:style style:name="T13" style:family="text">
      <style:text-properties officeooo:rsid="00482298"/>
    </style:style>
    <style:style style:name="T14" style:family="text">
      <style:text-properties officeooo:rsid="0049ff47"/>
    </style:style>
    <style:style style:name="T15" style:family="text">
      <style:text-properties officeooo:rsid="00522a6c"/>
    </style:style>
    <style:style style:name="T16" style:family="text">
      <style:text-properties officeooo:rsid="005c459f"/>
    </style:style>
    <style:style style:name="T17" style:family="text">
      <style:text-properties officeooo:rsid="006098ab"/>
    </style:style>
    <style:style style:name="T18" style:family="text">
      <style:text-properties officeooo:rsid="0063d1e2"/>
    </style:style>
    <style:style style:name="T19" style:family="text">
      <style:text-properties officeooo:rsid="006474d0"/>
    </style:style>
    <style:style style:name="T20" style:family="text">
      <style:text-properties officeooo:rsid="0065db62"/>
    </style:style>
    <style:style style:name="T21" style:family="text">
      <style:text-properties officeooo:rsid="0066a130"/>
    </style:style>
    <style:style style:name="T22" style:family="text">
      <style:text-properties officeooo:rsid="0074cdea"/>
    </style:style>
    <style:style style:name="T23" style:family="text">
      <style:text-properties officeooo:rsid="007714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9:1-17</text:h>
      <text:h text:style-name="Heading_20_2" text:outline-level="2"><text:bookmark text:name="en-GNT-26427"/>Jesus Heals a Paralyzed Man <text:span text:style-name="T1">(1-8)</text:span></text:h>
      <text:list xml:id="list1254861125" text:style-name="L1">
        <text:list-item>
          <text:p text:style-name="P1">Jesus got into the boat and went back across the lake to his own town, where some people brought to him a paralyzed man, lying on a bed. When Jesus saw how much faith they had, he said to the paralyzed man, “Courage, my son! Your sins are forgiven.” Then some teachers of the Law said to themselves, “This man is speaking blasphemy!” Jesus perceived what they were thinking, and so he said, “Why are you thinking such evil things? Is it easier to say, ‘Your sins are forgiven,’ or to say, ‘Get up and walk’? I will prove to you, then, that the Son of Man has authority on earth to forgive sins.” So he said to the paralyzed man, “Get up, pick up your bed, and go home!” The man got up and went home. When the people saw it, they were afraid, and praised God for giving such authority to people.</text:p>
        </text:list-item>
        <text:list-item>
          <text:p text:style-name="P2"><text:span text:style-name="T2">The faith of the people who brought the paralyzed man to Jesus brought healing to the paralyzed man. Our faith which can be shown in prayer and other actions can bring healing to the next person, when we pray for other</text:span><text:span text:style-name="T15">s</text:span><text:span text:style-name="T2"> in faith it </text:span><text:span text:style-name="T16">bringd</text:span><text:span text:style-name="T2"> heal</text:span><text:span text:style-name="T16">ing upon them</text:span><text:span text:style-name="T2">. </text:span><text:span text:style-name="T17">If pray for healing in faith for the next person, they will receive healing.</text:span></text:p>
        </text:list-item>
        <text:list-item>
          <text:p text:style-name="P6">Those who were saying Christ is blasphemous praised God when Christ healed the paralyzed man. Christ has the authority to <text:span text:style-name="T4">heal and </text:span>forgive sin<text:span text:style-name="T5">s, </text:span><text:span text:style-name="T6">he was given authority by God the father</text:span>.</text:p>
        </text:list-item>
      </text:list>
      <text:h text:style-name="Heading_20_2" text:outline-level="2"><text:bookmark text:name="en-GNT-26435"/>Jesus Calls Matthew <text:span text:style-name="T1">(9-13)</text:span></text:h>
      <text:list xml:id="list232739163" text:style-name="L2">
        <text:list-item>
          <text:p text:style-name="P3">Jesus left that place, and as he walked along, he saw a tax collector, named Matthew, sitting in his office. He said to him, “Follow me.” Matthew got up and followed him.<text:bookmark text:name="en-GNT-26436"/> While Jesus was having a meal in Matthew's house, many tax collectors and other outcasts came and joined Jesus and his disciples at the table. <text:bookmark text:name="en-GNT-26437"/>Some Pharisees saw this and asked his disciples, “Why does your teacher eat with such people?”<text:bookmark text:name="en-GNT-26438"/> Jesus heard them and answered, “People who are well do not need a doctor, but only those who are sick. <text:bookmark text:name="en-GNT-26439"/>Go and find out what is meant by the scripture that says: ‘It is kindness that I want, not animal sacrifices.’ I have not come to call respectable people, but outcasts.”</text:p>
        </text:list-item>
        <text:list-item>
          <text:p text:style-name="P7">Tax collector<text:span text:style-name="T18">s</text:span> were outcasts because they were corrupt, but Jesus wanted to save those from their ways. <text:span text:style-name="T7">He then called Matthew </text:span><text:span text:style-name="T19">a tax collector </text:span><text:span text:style-name="T7">to be his disciple and later feasted with o</text:span><text:span text:style-name="T20">ther</text:span><text:span text:style-name="T7"> tax collector</text:span><text:span text:style-name="T8">s. </text:span><text:span text:style-name="T9">It disgusted the Pharisees but Christ answered them saying they are the ones who need saving. </text:span><text:span text:style-name="T10">Today we also have corrupt officials and in our eyes they are outcasts but God wants them to be saved and </text:span><text:span text:style-name="T21">them to </text:span><text:span text:style-name="T10">change their ways. </text:span><text:span text:style-name="T11">Let’s not judge others for being on the wrong course of life, <text:s/>God loves all people and wants all to turn away from evil. </text:span><text:span text:style-name="T12">We should pray for the corrupt officials so that they change their ways.</text:span></text:p>
        </text:list-item>
        <text:list-item>
          <text:p text:style-name="P8">What pleases God is not sacrifices but acts of love and kindness.</text:p>
        </text:list-item>
      </text:list>
      <text:h text:style-name="Heading_20_2" text:outline-level="2"><text:bookmark text:name="en-GNT-26440"/>The Question about Fasting <text:span text:style-name="T1">(14-17)</text:span></text:h>
      <text:list xml:id="list2999254367" text:style-name="L3">
        <text:list-item>
          <text:p text:style-name="P4">Then the followers of John the Baptist came to Jesus, asking, “Why is it that we and the Pharisees fast often, but your disciples don't fast at all?”<text:bookmark text:name="en-GNT-26441"/> Jesus answered, “Do you expect the <text:soft-page-break/>guests at a wedding party to be sad as long as the bridegroom is with them? Of course not! But the day will come when the bridegroom will be taken away from them, and then they will fast.<text:bookmark text:name="en-GNT-26442"/> “No one patches up an old coat with a piece of new cloth, for the new patch will shrink and make an even bigger hole in the coat. <text:bookmark text:name="en-GNT-26443"/>Nor does anyone pour new wine into used wineskins, for the skins will burst, the wine will pour out, and the skins will be ruined. Instead, new wine is poured into fresh wineskins, and both will keep in good condition.”</text:p>
        </text:list-item>
        <text:list-item>
          <text:p text:style-name="P9">We need to fast as often as we can, it’s a practice we are encouraged to do.</text:p>
        </text:list-item>
        <text:list-item>
          <text:p text:style-name="P5"><text:span text:style-name="T13">Some old ways don’t work in hamorny with some new ways. </text:span><text:span text:style-name="T14">New wine in old skins will burst the old skins and a new cloth used patch an old cloth will make</text:span><text:span text:style-name="T13"> </text:span><text:span text:style-name="T14">the hole bigger. </text:span><text:span text:style-name="T22">Let’s not mix </text:span><text:span text:style-name="T23">old and new thing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9T07:42:06.365021959</meta:creation-date>
    <dc:date>2021-10-29T08:19:04.087350863</dc:date>
    <meta:editing-duration>PT36M44S</meta:editing-duration>
    <meta:editing-cycles>33</meta:editing-cycles>
    <meta:generator>LibreOffice/6.4.7.2$Linux_X86_64 LibreOffice_project/40$Build-2</meta:generator>
    <meta:document-statistic meta:table-count="0" meta:image-count="0" meta:object-count="0" meta:page-count="2" meta:paragraph-count="13" meta:word-count="723" meta:character-count="3805" meta:non-whitespace-character-count="3103"/>
  </office:meta>
</office:document-meta>
</file>